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0.766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ktp" table:style-name="ta1">
        <table:shapes>
          <draw:frame draw:z-index="0" draw:style-name="gr1" draw:text-style-name="P1" svg:width="15.999cm" svg:height="8.999cm" svg:x="5.652cm" svg:y="0.957cm">
            <draw:object draw:notify-on-update-of-ranges="dktp.A1:dktp.A2 dktp.A3:dktp.A117 dktp.A1:dktp.A1 dktp.B3:dktp.B117 dktp.A1:dktp.A2 dktp.D3:dktp.D117 dktp.D1:dktp.D1 dktp.E3:dktp.E1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ktop</text:p>
          </table:table-cell>
          <table:table-cell table:number-columns-repeated="2"/>
          <table:table-cell office:value-type="string" calcext:value-type="string">
            <text:p>Androi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.5" calcext:value-type="float">
            <text:p>7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3.5" calcext:value-type="float">
            <text:p>13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4.5" calcext:value-type="float">
            <text:p>14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.5" calcext:value-type="float">
            <text:p>15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.5" calcext:value-type="float">
            <text:p>16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7.5" calcext:value-type="float">
            <text:p>17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.5" calcext:value-type="float">
            <text:p>19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.5" calcext:value-type="float">
            <text:p>20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.5" calcext:value-type="float">
            <text:p>21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.5" calcext:value-type="float">
            <text:p>22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.5" calcext:value-type="float">
            <text:p>23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.5" calcext:value-type="float">
            <text:p>25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6.5" calcext:value-type="float">
            <text:p>26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7.5" calcext:value-type="float">
            <text:p>27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8.5" calcext:value-type="float">
            <text:p>28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9.5" calcext:value-type="float">
            <text:p>29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0.5" calcext:value-type="float">
            <text:p>30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1.5" calcext:value-type="float">
            <text:p>31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2.5" calcext:value-type="float">
            <text:p>32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3.5" calcext:value-type="float">
            <text:p>33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4.5" calcext:value-type="float">
            <text:p>34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5.5" calcext:value-type="float">
            <text:p>35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6.5" calcext:value-type="float">
            <text:p>36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7.5" calcext:value-type="float">
            <text:p>37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8.5" calcext:value-type="float">
            <text:p>38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9.5" calcext:value-type="float">
            <text:p>39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.5" calcext:value-type="float">
            <text:p>40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.5" calcext:value-type="float">
            <text:p>41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.5" calcext:value-type="float">
            <text:p>42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3.5" calcext:value-type="float">
            <text:p>43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4.5" calcext:value-type="float">
            <text:p>44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5.5" calcext:value-type="float">
            <text:p>45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6.5" calcext:value-type="float">
            <text:p>46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.5" calcext:value-type="float">
            <text:p>47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.5" calcext:value-type="float">
            <text:p>48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9.5" calcext:value-type="float">
            <text:p>49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0.5" calcext:value-type="float">
            <text:p>50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1.5" calcext:value-type="float">
            <text:p>51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2.5" calcext:value-type="float">
            <text:p>52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3.5" calcext:value-type="float">
            <text:p>53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4.5" calcext:value-type="float">
            <text:p>54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5.5" calcext:value-type="float">
            <text:p>55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6.5" calcext:value-type="float">
            <text:p>56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20:47:16.944000000</dc:date>
    <meta:editing-duration>PT7M16S</meta:editing-duration>
    <meta:editing-cycles>2</meta:editing-cycles>
    <meta:generator>LibreOffice/4.3.5.2$Windows_x86 LibreOffice_project/3a87456aaa6a95c63eea1c1b3201acedf0751bd5</meta:generator>
    <meta:document-statistic meta:table-count="1" meta:cell-count="4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50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76cm" svg:y="0.316cm" chart:style-name="ch2">
          <text:p>Garbagecollector</text:p>
        </chart:title>
        <chart:legend chart:legend-position="end" svg:x="13.386cm" svg:y="3.952cm" style:legend-expansion="high" chart:style-name="ch3"/>
        <chart:plot-area chart:style-name="ch4" table:cell-range-address="dktp.A1:dktp.A117 dktp.B3:dktp.B117 dktp.D1:dktp.D1 dktp.E3:dktp.E117" chart:data-source-has-labels="row" svg:x="1.331cm" svg:y="1.275cm" svg:width="11.735cm" svg:height="6.564cm">
          <chartooo:coordinate-region svg:x="1.952cm" svg:y="1.474cm" svg:width="10.928cm" svg:height="5.718cm"/>
          <chart:axis chart:dimension="x" chart:name="primary-x" chart:style-name="ch5">
            <chart:title svg:x="6.36cm" svg:y="8.019cm" chart:style-name="ch6">
              <text:p>Time (sec)</text:p>
            </chart:title>
          </chart:axis>
          <chart:axis chart:dimension="y" chart:name="primary-y" chart:style-name="ch7">
            <chart:title svg:x="0.451cm" svg:y="5.554cm" chart:style-name="ch8">
              <text:p>Memory (MB)</text:p>
            </chart:title>
            <chart:grid chart:style-name="ch9" chart:class="major"/>
          </chart:axis>
          <chart:series chart:style-name="ch10" chart:values-cell-range-address="dktp.B3:dktp.B117" chart:label-cell-address="dktp.A1:dktp.A1" chart:class="chart:scatter">
            <chart:domain table:cell-range-address="dktp.A3:dktp.A117"/>
            <chart:data-point chart:repeated="115"/>
          </chart:series>
          <chart:series chart:style-name="ch11" chart:values-cell-range-address="dktp.E3:dktp.E117" chart:label-cell-address="dktp.D1:dktp.D1" chart:class="chart:scatter">
            <chart:domain table:cell-range-address="dktp.D3:dktp.D117"/>
            <chart:data-point chart:repeated="1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sktop</text:p>
                <draw:g>
                  <svg:desc>dktp.A1:dktp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Android</text:p>
                <draw:g>
                  <svg:desc>dktp.D1:dkt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ktp.A3:dktp.A117</svg:desc>
                </draw:g>
              </table:table-cell>
              <table:table-cell office:value-type="float" office:value="22">
                <text:p>22</text:p>
                <draw:g>
                  <svg:desc>dktp.B3:dktp.B117</svg:desc>
                </draw:g>
              </table:table-cell>
              <table:table-cell office:value-type="float" office:value="0">
                <text:p>0</text:p>
                <draw:g>
                  <svg:desc>dktp.D3:dktp.D117</svg:desc>
                </draw:g>
              </table:table-cell>
              <table:table-cell office:value-type="float" office:value="18">
                <text:p>18</text:p>
                <draw:g>
                  <svg:desc>dktp.E3:dktp.E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3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25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7">
                <text:p>27</text:p>
              </table:table-cell>
              <table:table-cell office:value-type="float" office:value="2.5">
                <text:p>2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9">
                <text:p>29</text:p>
              </table:table-cell>
              <table:table-cell office:value-type="float" office:value="3.5">
                <text:p>3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32">
                <text:p>32</text:p>
              </table:table-cell>
              <table:table-cell office:value-type="float" office:value="4.5">
                <text:p>4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6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17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20">
                <text:p>20</text:p>
              </table:table-cell>
              <table:table-cell office:value-type="float" office:value="8.5">
                <text:p>8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22">
                <text:p>22</text:p>
              </table:table-cell>
              <table:table-cell office:value-type="float" office:value="9.5">
                <text:p>9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25">
                <text:p>25</text:p>
              </table:table-cell>
              <table:table-cell office:value-type="float" office:value="10.5">
                <text:p>10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26">
                <text:p>26</text:p>
              </table:table-cell>
              <table:table-cell office:value-type="float" office:value="11.5">
                <text:p>11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29">
                <text:p>29</text:p>
              </table:table-cell>
              <table:table-cell office:value-type="float" office:value="12.5">
                <text:p>12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2">
                <text:p>32</text:p>
              </table:table-cell>
              <table:table-cell office:value-type="float" office:value="13.5">
                <text:p>13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4">
                <text:p>34</text:p>
              </table:table-cell>
              <table:table-cell office:value-type="float" office:value="14.5">
                <text:p>14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36">
                <text:p>36</text:p>
              </table:table-cell>
              <table:table-cell office:value-type="float" office:value="15.5">
                <text:p>15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38">
                <text:p>38</text:p>
              </table:table-cell>
              <table:table-cell office:value-type="float" office:value="16.5">
                <text:p>16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41">
                <text:p>41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43">
                <text:p>43</text:p>
              </table:table-cell>
              <table:table-cell office:value-type="float" office:value="18.5">
                <text:p>18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15">
                <text:p>15</text:p>
              </table:table-cell>
              <table:table-cell office:value-type="float" office:value="19.5">
                <text:p>19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18">
                <text:p>18</text:p>
              </table:table-cell>
              <table:table-cell office:value-type="float" office:value="20.5">
                <text:p>20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9">
                <text:p>19</text:p>
              </table:table-cell>
              <table:table-cell office:value-type="float" office:value="21.5">
                <text:p>21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22">
                <text:p>22</text:p>
              </table:table-cell>
              <table:table-cell office:value-type="float" office:value="22.5">
                <text:p>22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24">
                <text:p>24</text:p>
              </table:table-cell>
              <table:table-cell office:value-type="float" office:value="23.5">
                <text:p>23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26">
                <text:p>26</text:p>
              </table:table-cell>
              <table:table-cell office:value-type="float" office:value="24.5">
                <text:p>24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28">
                <text:p>28</text:p>
              </table:table-cell>
              <table:table-cell office:value-type="float" office:value="25.5">
                <text:p>25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30">
                <text:p>30</text:p>
              </table:table-cell>
              <table:table-cell office:value-type="float" office:value="26.5">
                <text:p>26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35">
                <text:p>35</text:p>
              </table:table-cell>
              <table:table-cell office:value-type="float" office:value="28.5">
                <text:p>28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37">
                <text:p>37</text:p>
              </table:table-cell>
              <table:table-cell office:value-type="float" office:value="29.5">
                <text:p>29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5">
                <text:p>30.5</text:p>
              </table:table-cell>
              <table:table-cell office:value-type="float" office:value="39">
                <text:p>39</text:p>
              </table:table-cell>
              <table:table-cell office:value-type="float" office:value="30.5">
                <text:p>30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5">
                <text:p>31.5</text:p>
              </table:table-cell>
              <table:table-cell office:value-type="float" office:value="41">
                <text:p>41</text:p>
              </table:table-cell>
              <table:table-cell office:value-type="float" office:value="31.5">
                <text:p>31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5">
                <text:p>32.5</text:p>
              </table:table-cell>
              <table:table-cell office:value-type="float" office:value="44">
                <text:p>44</text:p>
              </table:table-cell>
              <table:table-cell office:value-type="float" office:value="32.5">
                <text:p>32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5">
                <text:p>33.5</text:p>
              </table:table-cell>
              <table:table-cell office:value-type="float" office:value="16">
                <text:p>16</text:p>
              </table:table-cell>
              <table:table-cell office:value-type="float" office:value="33.5">
                <text:p>33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5">
                <text:p>34.5</text:p>
              </table:table-cell>
              <table:table-cell office:value-type="float" office:value="19">
                <text:p>19</text:p>
              </table:table-cell>
              <table:table-cell office:value-type="float" office:value="34.5">
                <text:p>34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5">
                <text:p>35.5</text:p>
              </table:table-cell>
              <table:table-cell office:value-type="float" office:value="21">
                <text:p>21</text:p>
              </table:table-cell>
              <table:table-cell office:value-type="float" office:value="35.5">
                <text:p>35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5">
                <text:p>36.5</text:p>
              </table:table-cell>
              <table:table-cell office:value-type="float" office:value="23">
                <text:p>23</text:p>
              </table:table-cell>
              <table:table-cell office:value-type="float" office:value="36.5">
                <text:p>3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5">
                <text:p>37.5</text:p>
              </table:table-cell>
              <table:table-cell office:value-type="float" office:value="25">
                <text:p>25</text:p>
              </table:table-cell>
              <table:table-cell office:value-type="float" office:value="37.5">
                <text:p>37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5">
                <text:p>38.5</text:p>
              </table:table-cell>
              <table:table-cell office:value-type="float" office:value="27">
                <text:p>27</text:p>
              </table:table-cell>
              <table:table-cell office:value-type="float" office:value="38.5">
                <text:p>38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5">
                <text:p>39.5</text:p>
              </table:table-cell>
              <table:table-cell office:value-type="float" office:value="30">
                <text:p>30</text:p>
              </table:table-cell>
              <table:table-cell office:value-type="float" office:value="39.5">
                <text:p>39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5">
                <text:p>40.5</text:p>
              </table:table-cell>
              <table:table-cell office:value-type="float" office:value="31">
                <text:p>31</text:p>
              </table:table-cell>
              <table:table-cell office:value-type="float" office:value="40.5">
                <text:p>40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5">
                <text:p>41.5</text:p>
              </table:table-cell>
              <table:table-cell office:value-type="float" office:value="34">
                <text:p>34</text:p>
              </table:table-cell>
              <table:table-cell office:value-type="float" office:value="41.5">
                <text:p>41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5">
                <text:p>42.5</text:p>
              </table:table-cell>
              <table:table-cell office:value-type="float" office:value="36">
                <text:p>36</text:p>
              </table:table-cell>
              <table:table-cell office:value-type="float" office:value="42.5">
                <text:p>42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5">
                <text:p>43.5</text:p>
              </table:table-cell>
              <table:table-cell office:value-type="float" office:value="38">
                <text:p>38</text:p>
              </table:table-cell>
              <table:table-cell office:value-type="float" office:value="43.5">
                <text:p>43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5">
                <text:p>44.5</text:p>
              </table:table-cell>
              <table:table-cell office:value-type="float" office:value="41">
                <text:p>41</text:p>
              </table:table-cell>
              <table:table-cell office:value-type="float" office:value="44.5">
                <text:p>44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5">
                <text:p>45.5</text:p>
              </table:table-cell>
              <table:table-cell office:value-type="float" office:value="42">
                <text:p>42</text:p>
              </table:table-cell>
              <table:table-cell office:value-type="float" office:value="45.5">
                <text:p>45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5">
                <text:p>46.5</text:p>
              </table:table-cell>
              <table:table-cell office:value-type="float" office:value="16">
                <text:p>16</text:p>
              </table:table-cell>
              <table:table-cell office:value-type="float" office:value="46.5">
                <text:p>4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">
                <text:p>47.5</text:p>
              </table:table-cell>
              <table:table-cell office:value-type="float" office:value="18">
                <text:p>18</text:p>
              </table:table-cell>
              <table:table-cell office:value-type="float" office:value="47.5">
                <text:p>4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5">
                <text:p>48.5</text:p>
              </table:table-cell>
              <table:table-cell office:value-type="float" office:value="20">
                <text:p>20</text:p>
              </table:table-cell>
              <table:table-cell office:value-type="float" office:value="48.5">
                <text:p>48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5">
                <text:p>49.5</text:p>
              </table:table-cell>
              <table:table-cell office:value-type="float" office:value="22">
                <text:p>22</text:p>
              </table:table-cell>
              <table:table-cell office:value-type="float" office:value="49.5">
                <text:p>49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5">
                <text:p>50.5</text:p>
              </table:table-cell>
              <table:table-cell office:value-type="float" office:value="24">
                <text:p>24</text:p>
              </table:table-cell>
              <table:table-cell office:value-type="float" office:value="50.5">
                <text:p>50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">
                <text:p>51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5">
                <text:p>51.5</text:p>
              </table:table-cell>
              <table:table-cell office:value-type="float" office:value="27">
                <text:p>27</text:p>
              </table:table-cell>
              <table:table-cell office:value-type="float" office:value="51.5">
                <text:p>51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.5">
                <text:p>52.5</text:p>
              </table:table-cell>
              <table:table-cell office:value-type="float" office:value="29">
                <text:p>29</text:p>
              </table:table-cell>
              <table:table-cell office:value-type="float" office:value="52.5">
                <text:p>52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.5">
                <text:p>53.5</text:p>
              </table:table-cell>
              <table:table-cell office:value-type="float" office:value="31">
                <text:p>31</text:p>
              </table:table-cell>
              <table:table-cell office:value-type="float" office:value="53.5">
                <text:p>53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5">
                <text:p>54.5</text:p>
              </table:table-cell>
              <table:table-cell office:value-type="float" office:value="33">
                <text:p>33</text:p>
              </table:table-cell>
              <table:table-cell office:value-type="float" office:value="54.5">
                <text:p>54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5">
                <text:p>55.5</text:p>
              </table:table-cell>
              <table:table-cell office:value-type="float" office:value="35">
                <text:p>35</text:p>
              </table:table-cell>
              <table:table-cell office:value-type="float" office:value="55.5">
                <text:p>5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5">
                <text:p>56.5</text:p>
              </table:table-cell>
              <table:table-cell office:value-type="float" office:value="37">
                <text:p>37</text:p>
              </table:table-cell>
              <table:table-cell office:value-type="float" office:value="56.5">
                <text:p>56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